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c67e" officeooo:paragraph-rsid="0014c6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mple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3:25:32.797185067</meta:creation-date>
    <dc:date>2018-02-12T13:25:54.948735423</dc:date>
    <meta:editing-duration>PT23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5.4.2.2$Linux_X86_64 LibreOffice_project/40m0$Build-2</meta:generator>
  </office:meta>
</office:document-meta>
</file>